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8pt" officeooo:rsid="000aafad" officeooo:paragraph-rsid="000aafad" style:font-size-asian="88pt" style:font-size-complex="88pt"/>
    </style:style>
    <style:style style:name="T1" style:family="text">
      <style:text-properties fo:font-size="72pt" style:font-size-asian="72pt" style:font-size-complex="7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PERIMENT</text:span> IN PROGRESS</text:p>
      <text:p text:style-name="P1">DO NOT TOU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0:48:29.606150309</meta:creation-date>
    <dc:date>2019-03-17T00:51:17.487938316</dc:date>
    <meta:editing-duration>PT2M48S</meta:editing-duration>
    <meta:editing-cycles>1</meta:editing-cycles>
    <meta:document-statistic meta:table-count="0" meta:image-count="0" meta:object-count="0" meta:page-count="1" meta:paragraph-count="2" meta:word-count="6" meta:character-count="34" meta:non-whitespace-character-count="30"/>
    <meta:generator>LibreOffice/5.1.6.2$Linux_X86_64 LibreOffice_project/10m0$Build-2</meta:generator>
  </office:meta>
</office:document-meta>
</file>